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352.52pt" svg:y="88.64pt">
            <draw:object draw:notify-on-update-of-ranges="Sheet1.C6:Sheet1.C6 Sheet1.C7:Sheet1.C21 Sheet1.D6:Sheet1.D6 Sheet1.D7:Sheet1.D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 table:number-rows-repeated="4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Way 2</text:p>
          </table:table-cell>
          <table:table-cell table:style-name="Default"/>
          <table:table-cell/>
          <table:table-cell table:style-name="Default" office:value-type="string" calcext:value-type="string">
            <text:p>Way 1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lat</text:p>
          </table:table-cell>
          <table:table-cell table:style-name="Default" office:value-type="string" calcext:value-type="string">
            <text:p>lon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float" office:value="3849.6587" calcext:value-type="float">
            <text:p>3849.6587</text:p>
          </table:table-cell>
          <table:table-cell office:value-type="float" office:value="7718.3476" calcext:value-type="float">
            <text:p>7718.3476</text:p>
          </table:table-cell>
          <table:table-cell/>
          <table:table-cell office:value-type="float" office:value="3849.669" calcext:value-type="float">
            <text:p>3849.669</text:p>
          </table:table-cell>
          <table:table-cell office:value-type="float" office:value="7718.3216" calcext:value-type="float">
            <text:p>7718.32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49.6578" calcext:value-type="float">
            <text:p>3849.6578</text:p>
          </table:table-cell>
          <table:table-cell office:value-type="float" office:value="7718.3482" calcext:value-type="float">
            <text:p>7718.3482</text:p>
          </table:table-cell>
          <table:table-cell/>
          <table:table-cell office:value-type="float" office:value="3849.6688" calcext:value-type="float">
            <text:p>3849.6688</text:p>
          </table:table-cell>
          <table:table-cell office:value-type="float" office:value="7718.3217" calcext:value-type="float">
            <text:p>7718.32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49.6565" calcext:value-type="float">
            <text:p>3849.6565</text:p>
          </table:table-cell>
          <table:table-cell office:value-type="float" office:value="7718.3478" calcext:value-type="float">
            <text:p>7718.3478</text:p>
          </table:table-cell>
          <table:table-cell/>
          <table:table-cell office:value-type="float" office:value="3849.6682" calcext:value-type="float">
            <text:p>3849.6682</text:p>
          </table:table-cell>
          <table:table-cell office:value-type="float" office:value="7718.3217" calcext:value-type="float">
            <text:p>7718.32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49.6567" calcext:value-type="float">
            <text:p>3849.6567</text:p>
          </table:table-cell>
          <table:table-cell office:value-type="float" office:value="7718.3475" calcext:value-type="float">
            <text:p>7718.3475</text:p>
          </table:table-cell>
          <table:table-cell/>
          <table:table-cell office:value-type="float" office:value="3849.6673" calcext:value-type="float">
            <text:p>3849.6673</text:p>
          </table:table-cell>
          <table:table-cell office:value-type="float" office:value="7718.3213" calcext:value-type="float">
            <text:p>7718.32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49.6567" calcext:value-type="float">
            <text:p>3849.6567</text:p>
          </table:table-cell>
          <table:table-cell office:value-type="float" office:value="7718.3469" calcext:value-type="float">
            <text:p>7718.3469</text:p>
          </table:table-cell>
          <table:table-cell/>
          <table:table-cell office:value-type="float" office:value="3849.6671" calcext:value-type="float">
            <text:p>3849.6671</text:p>
          </table:table-cell>
          <table:table-cell office:value-type="float" office:value="7718.3214" calcext:value-type="float">
            <text:p>7718.32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49.6568" calcext:value-type="float">
            <text:p>3849.6568</text:p>
          </table:table-cell>
          <table:table-cell office:value-type="float" office:value="7718.3463" calcext:value-type="float">
            <text:p>7718.3463</text:p>
          </table:table-cell>
          <table:table-cell/>
          <table:table-cell office:value-type="float" office:value="3849.667" calcext:value-type="float">
            <text:p>3849.667</text:p>
          </table:table-cell>
          <table:table-cell office:value-type="float" office:value="7718.3217" calcext:value-type="float">
            <text:p>7718.32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49.657" calcext:value-type="float">
            <text:p>3849.657</text:p>
          </table:table-cell>
          <table:table-cell office:value-type="float" office:value="7718.3461" calcext:value-type="float">
            <text:p>7718.3461</text:p>
          </table:table-cell>
          <table:table-cell/>
          <table:table-cell office:value-type="float" office:value="3849.6676" calcext:value-type="float">
            <text:p>3849.6676</text:p>
          </table:table-cell>
          <table:table-cell office:value-type="float" office:value="7718.3212" calcext:value-type="float">
            <text:p>7718.32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49.6575" calcext:value-type="float">
            <text:p>3849.6575</text:p>
          </table:table-cell>
          <table:table-cell office:value-type="float" office:value="7718.3459" calcext:value-type="float">
            <text:p>7718.3459</text:p>
          </table:table-cell>
          <table:table-cell/>
          <table:table-cell office:value-type="float" office:value="3849.6684" calcext:value-type="float">
            <text:p>3849.6684</text:p>
          </table:table-cell>
          <table:table-cell office:value-type="float" office:value="7718.321" calcext:value-type="float">
            <text:p>7718.3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49.6583" calcext:value-type="float">
            <text:p>3849.6583</text:p>
          </table:table-cell>
          <table:table-cell office:value-type="float" office:value="7718.3462" calcext:value-type="float">
            <text:p>7718.3462</text:p>
          </table:table-cell>
          <table:table-cell/>
          <table:table-cell office:value-type="float" office:value="3849.6691" calcext:value-type="float">
            <text:p>3849.6691</text:p>
          </table:table-cell>
          <table:table-cell office:value-type="float" office:value="7718.3217" calcext:value-type="float">
            <text:p>7718.32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49.6588" calcext:value-type="float">
            <text:p>3849.6588</text:p>
          </table:table-cell>
          <table:table-cell office:value-type="float" office:value="7718.3462" calcext:value-type="float">
            <text:p>7718.3462</text:p>
          </table:table-cell>
          <table:table-cell/>
          <table:table-cell office:value-type="float" office:value="3849.6698" calcext:value-type="float">
            <text:p>3849.6698</text:p>
          </table:table-cell>
          <table:table-cell office:value-type="float" office:value="7718.3228" calcext:value-type="float">
            <text:p>7718.32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49.6595" calcext:value-type="float">
            <text:p>3849.6595</text:p>
          </table:table-cell>
          <table:table-cell office:value-type="float" office:value="7718.3465" calcext:value-type="float">
            <text:p>7718.3465</text:p>
          </table:table-cell>
          <table:table-cell/>
          <table:table-cell office:value-type="float" office:value="3849.6709" calcext:value-type="float">
            <text:p>3849.6709</text:p>
          </table:table-cell>
          <table:table-cell office:value-type="float" office:value="7718.3235" calcext:value-type="float">
            <text:p>7718.32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49.6603" calcext:value-type="float">
            <text:p>3849.6603</text:p>
          </table:table-cell>
          <table:table-cell office:value-type="float" office:value="7718.3472" calcext:value-type="float">
            <text:p>7718.3472</text:p>
          </table:table-cell>
          <table:table-cell/>
          <table:table-cell office:value-type="float" office:value="3849.6719" calcext:value-type="float">
            <text:p>3849.6719</text:p>
          </table:table-cell>
          <table:table-cell office:value-type="float" office:value="7718.324" calcext:value-type="float">
            <text:p>7718.3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49.6618" calcext:value-type="float">
            <text:p>3849.6618</text:p>
          </table:table-cell>
          <table:table-cell office:value-type="float" office:value="7718.3478" calcext:value-type="float">
            <text:p>7718.3478</text:p>
          </table:table-cell>
          <table:table-cell/>
          <table:table-cell office:value-type="float" office:value="3849.6725" calcext:value-type="float">
            <text:p>3849.6725</text:p>
          </table:table-cell>
          <table:table-cell office:value-type="float" office:value="7718.3248" calcext:value-type="float">
            <text:p>7718.32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49.6632" calcext:value-type="float">
            <text:p>3849.6632</text:p>
          </table:table-cell>
          <table:table-cell office:value-type="float" office:value="7718.3486" calcext:value-type="float">
            <text:p>7718.3486</text:p>
          </table:table-cell>
          <table:table-cell/>
          <table:table-cell office:value-type="float" office:value="3849.6732" calcext:value-type="float">
            <text:p>3849.6732</text:p>
          </table:table-cell>
          <table:table-cell office:value-type="float" office:value="7718.3255" calcext:value-type="float">
            <text:p>7718.32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49.664" calcext:value-type="float">
            <text:p>3849.664</text:p>
          </table:table-cell>
          <table:table-cell office:value-type="float" office:value="7718.3487" calcext:value-type="float">
            <text:p>7718.3487</text:p>
          </table:table-cell>
          <table:table-cell/>
          <table:table-cell office:value-type="float" office:value="3849.674" calcext:value-type="float">
            <text:p>3849.674</text:p>
          </table:table-cell>
          <table:table-cell office:value-type="float" office:value="7718.3261" calcext:value-type="float">
            <text:p>7718.326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style-name="Default" table:formula="of:=AVERAGE([.C7:.C21])" office:value-type="float" office:value="3849.65890666667" calcext:value-type="float">
            <text:p>3849.6589066667</text:p>
          </table:table-cell>
          <table:table-cell table:style-name="Default" table:formula="of:=AVERAGE([.D7:.D21])" office:value-type="float" office:value="7718.34716666667" calcext:value-type="float">
            <text:p>7718.3471666667</text:p>
          </table:table-cell>
          <table:table-cell/>
          <table:table-cell office:value-type="float" office:value="3849.6748" calcext:value-type="float">
            <text:p>3849.6748</text:p>
          </table:table-cell>
          <table:table-cell office:value-type="float" office:value="7718.3266" calcext:value-type="float">
            <text:p>7718.32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d dev</text:p>
          </table:table-cell>
          <table:table-cell table:style-name="Default" table:formula="of:=STDEV([.C7:.C21])" office:value-type="float" office:value="0.00242412478069806" calcext:value-type="float">
            <text:p>0.0024241248</text:p>
          </table:table-cell>
          <table:table-cell table:style-name="Default" table:formula="of:=STDEV([.D7:.D21])" office:value-type="float" office:value="0.000943145698969326" calcext:value-type="float">
            <text:p>0.0009431457</text:p>
          </table:table-cell>
          <table:table-cell office:value-type="string" calcext:value-type="string">
            <text:p>avg</text:p>
          </table:table-cell>
          <table:table-cell table:style-name="Default" table:formula="of:=AVERAGE([.F7:.F22])" office:value-type="float" office:value="3849.669975" calcext:value-type="float">
            <text:p>3849.669975</text:p>
          </table:table-cell>
          <table:table-cell table:style-name="Default" table:formula="of:=AVERAGE([.G7:.G22])" office:value-type="float" office:value="7718.3229125" calcext:value-type="float">
            <text:p>7718.32291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 std</text:p>
          </table:table-cell>
          <table:table-cell table:style-name="Default" table:formula="of:=2*[.C23]" office:value-type="float" office:value="0.00484824956139612" calcext:value-type="float">
            <text:p>0.0048482496</text:p>
          </table:table-cell>
          <table:table-cell table:style-name="Default" table:formula="of:=2*[.D23]" office:value-type="float" office:value="0.00188629139793865" calcext:value-type="float">
            <text:p>0.0018862914</text:p>
          </table:table-cell>
          <table:table-cell office:value-type="string" calcext:value-type="string">
            <text:p>std dev</text:p>
          </table:table-cell>
          <table:table-cell table:style-name="Default" table:formula="of:=STDEV([.F7:.F22])" office:value-type="float" office:value="0.00257539640958177" calcext:value-type="float">
            <text:p>0.0025753964</text:p>
          </table:table-cell>
          <table:table-cell table:style-name="Default" table:formula="of:=STDEV([.G7:.G22])" office:value-type="float" office:value="0.00190853346841238" calcext:value-type="float">
            <text:p>0.0019085335</text:p>
          </table:table-cell>
          <table:table-cell table:number-columns-repeated="3"/>
          <table:table-cell table:formula="of:=[.F24]/[.C23]" office:value-type="float" office:value="1.06240257518433" calcext:value-type="float">
            <text:p>1.0624025752</text:p>
          </table:table-cell>
          <table:table-cell table:formula="of:=[.G24]/[.D23]" office:value-type="float" office:value="2.02358285734434" calcext:value-type="float">
            <text:p>2.023582857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2 std</text:p>
          </table:table-cell>
          <table:table-cell table:style-name="Default" table:formula="of:=2*[.F24]" office:value-type="float" office:value="0.00515079281916354" calcext:value-type="float">
            <text:p>0.0051507928</text:p>
          </table:table-cell>
          <table:table-cell table:style-name="Default" table:formula="of:=2*[.G24]" office:value-type="float" office:value="0.00381706693682476" calcext:value-type="float">
            <text:p>0.0038170669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ylan </meta:initial-creator>
    <meta:creation-date>2016-03-17T15:12:06.356483153</meta:creation-date>
    <dc:date>2016-03-17T18:22:39.333199237</dc:date>
    <dc:creator>Dylan </dc:creator>
    <meta:editing-duration>PT44M25S</meta:editing-duration>
    <meta:editing-cycles>3</meta:editing-cycles>
    <meta:generator>LibreOffice/4.4.3.2$Linux_X86_64 LibreOffice_project/40m0$Build-2</meta:generator>
    <meta:document-statistic meta:table-count="2" meta:cell-count="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795cm" svg:y="4.201cm" style:legend-expansion="high" chart:style-name="ch2"/>
        <chart:plot-area chart:style-name="ch3" table:cell-range-address="Sheet1.C6:Sheet1.D21" chart:data-source-has-labels="row" svg:x="0.32cm" svg:y="0.18cm" svg:width="14.155cm" svg:height="8.64cm">
          <chartooo:coordinate-region svg:x="2.159cm" svg:y="0.379cm" svg:width="11.61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7:Sheet1.D21" chart:label-cell-address="Sheet1.D6:Sheet1.D6" chart:class="chart:scatter">
            <chart:domain table:cell-range-address="Sheet1.C7:Sheet1.C21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on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49.6587">
                <text:p>3849.6587</text:p>
                <draw:g>
                  <svg:desc>Sheet1.C7:Sheet1.C21</svg:desc>
                </draw:g>
              </table:table-cell>
              <table:table-cell office:value-type="float" office:value="7718.3476">
                <text:p>7718.3476</text:p>
                <draw:g>
                  <svg:desc>Sheet1.D7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49.6578">
                <text:p>3849.6578</text:p>
              </table:table-cell>
              <table:table-cell office:value-type="float" office:value="7718.3482">
                <text:p>7718.34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49.6565">
                <text:p>3849.6565</text:p>
              </table:table-cell>
              <table:table-cell office:value-type="float" office:value="7718.3478">
                <text:p>7718.3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49.6567">
                <text:p>3849.6567</text:p>
              </table:table-cell>
              <table:table-cell office:value-type="float" office:value="7718.3475">
                <text:p>7718.3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49.6567">
                <text:p>3849.6567</text:p>
              </table:table-cell>
              <table:table-cell office:value-type="float" office:value="7718.3469">
                <text:p>7718.34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49.6568">
                <text:p>3849.6568</text:p>
              </table:table-cell>
              <table:table-cell office:value-type="float" office:value="7718.3463">
                <text:p>7718.34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49.657">
                <text:p>3849.657</text:p>
              </table:table-cell>
              <table:table-cell office:value-type="float" office:value="7718.3461">
                <text:p>7718.3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49.6575">
                <text:p>3849.6575</text:p>
              </table:table-cell>
              <table:table-cell office:value-type="float" office:value="7718.3459">
                <text:p>7718.34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49.6583">
                <text:p>3849.6583</text:p>
              </table:table-cell>
              <table:table-cell office:value-type="float" office:value="7718.3462">
                <text:p>7718.34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49.6588">
                <text:p>3849.6588</text:p>
              </table:table-cell>
              <table:table-cell office:value-type="float" office:value="7718.3462">
                <text:p>7718.34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49.6595">
                <text:p>3849.6595</text:p>
              </table:table-cell>
              <table:table-cell office:value-type="float" office:value="7718.3465">
                <text:p>7718.34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49.6603">
                <text:p>3849.6603</text:p>
              </table:table-cell>
              <table:table-cell office:value-type="float" office:value="7718.3472">
                <text:p>7718.34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49.6618">
                <text:p>3849.6618</text:p>
              </table:table-cell>
              <table:table-cell office:value-type="float" office:value="7718.3478">
                <text:p>7718.34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49.6632">
                <text:p>3849.6632</text:p>
              </table:table-cell>
              <table:table-cell office:value-type="float" office:value="7718.3486">
                <text:p>7718.34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49.664">
                <text:p>3849.664</text:p>
              </table:table-cell>
              <table:table-cell office:value-type="float" office:value="7718.3487">
                <text:p>7718.34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